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xceptionHandlerMethodResolver.getExceptionsFromMethodSignature( Method metho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ExceptionHandlerMethodResolver.resolveMethod( Throwable exce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ExceptionHandlerMethodResolver.resolveMethodByExceptionType( Class &lt; ? extends Throwable &gt; exception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ExceptionHandlerMethodResolver.AbstractExceptionHandlerMethodResolver( Map &lt; Class &lt; ? extends Throwable &gt; , Method &gt; mapped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xceptionHandlerMethodResolver.hasException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xceptionHandlerMethodResolver.getMappedMethod( Class &lt; ? extends Throwable &gt; exception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ExceptionHandlerMethodResolver.noMatchingExcep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